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objects <text:s/>ape <text:s text:c="3"/>benchvise <text:s/>camera <text:s/>can <text:s text:c="3"/>cat <text:s text:c="3"/>driller <text:s/>duck <text:s text:c="2"/>eggbox <text:s/>glue <text:s text:c="2"/>holepuncher <text:s/>iron <text:s text:c="2"/>lamp <text:s text:c="2"/>phone <text:s/>Avg(13)</text:p>
          </table:table-cell>
        </table:table-row>
        <table:table-row table:style-name="ro1">
          <table:table-cell office:value-type="string" calcext:value-type="string">
            <text:p>ad_2 <text:s text:c="4"/>0.00 <text:s text:c="2"/>0.00 <text:s text:c="6"/>0.00 <text:s text:c="3"/>0.00 <text:s text:c="2"/>0.00 <text:s text:c="2"/>0.00 <text:s text:c="4"/>0.00 <text:s text:c="2"/>0.09 <text:s text:c="3"/>0.00 <text:s text:c="2"/>0.00 <text:s text:c="8"/>0.00 <text:s text:c="2"/>0.00 <text:s text:c="2"/>0.00 <text:s text:c="2"/>0.01</text:p>
          </table:table-cell>
        </table:table-row>
        <table:table-row table:style-name="ro1">
          <table:table-cell office:value-type="string" calcext:value-type="string">
            <text:p>ad_5 <text:s text:c="4"/>0.00 <text:s text:c="2"/>0.87 <text:s text:c="6"/>0.00 <text:s text:c="3"/>0.00 <text:s text:c="2"/>0.00 <text:s text:c="2"/>0.40 <text:s text:c="4"/>0.09 <text:s text:c="2"/>3.57 <text:s text:c="3"/>4.05 <text:s text:c="2"/>0.00 <text:s text:c="8"/>1.43 <text:s text:c="2"/>0.00 <text:s text:c="2"/>0.09 <text:s text:c="2"/>0.81</text:p>
          </table:table-cell>
        </table:table-row>
        <table:table-row table:style-name="ro1">
          <table:table-cell office:value-type="string" calcext:value-type="string">
            <text:p>ad_10 <text:s text:c="3"/>0.10 <text:s text:c="2"/>6.50 <text:s text:c="6"/>0.29 <text:s text:c="3"/>1.18 <text:s text:c="2"/>0.30 <text:s text:c="2"/>5.55 <text:s text:c="4"/>2.91 <text:s text:c="2"/>23.94 <text:s text:c="2"/>20.17 <text:s/>0.76 <text:s text:c="8"/>13.28 <text:s/>2.40 <text:s text:c="2"/>1.51 <text:s text:c="2"/>6.07</text:p>
          </table:table-cell>
        </table:table-row>
        <table:table-row table:style-name="ro1">
          <table:table-cell office:value-type="string" calcext:value-type="string">
            <text:p>rete_2 <text:s text:c="2"/>0.00 <text:s text:c="2"/>0.19 <text:s text:c="6"/>0.00 <text:s text:c="3"/>0.00 <text:s text:c="2"/>0.00 <text:s text:c="2"/>0.00 <text:s text:c="4"/>0.00 <text:s text:c="2"/>0.00 <text:s text:c="3"/>0.00 <text:s text:c="2"/>0.00 <text:s text:c="8"/>0.00 <text:s text:c="2"/>0.00 <text:s text:c="2"/>0.00 <text:s text:c="2"/>0.01</text:p>
          </table:table-cell>
        </table:table-row>
        <table:table-row table:style-name="ro1">
          <table:table-cell office:value-type="string" calcext:value-type="string">
            <text:p>rete_5 <text:s text:c="2"/>0.19 <text:s text:c="2"/>1.94 <text:s text:c="6"/>0.39 <text:s text:c="3"/>0.00 <text:s text:c="2"/>0.00 <text:s text:c="2"/>0.20 <text:s text:c="4"/>1.03 <text:s text:c="2"/>0.28 <text:s text:c="3"/>0.00 <text:s text:c="2"/>0.19 <text:s text:c="8"/>1.74 <text:s text:c="2"/>0.00 <text:s text:c="2"/>0.28 <text:s text:c="2"/>0.48</text:p>
          </table:table-cell>
        </table:table-row>
        <table:table-row table:style-name="ro1">
          <table:table-cell office:value-type="string" calcext:value-type="string">
            <text:p>rete_10 <text:s/>2.00 <text:s text:c="2"/>7.57 <text:s text:c="6"/>2.16 <text:s text:c="3"/>0.79 <text:s text:c="2"/>0.70 <text:s text:c="2"/>3.77 <text:s text:c="4"/>9.95 <text:s text:c="2"/>4.04 <text:s text:c="3"/>1.54 <text:s text:c="2"/>3.04 <text:s text:c="8"/>13.28 <text:s/>1.82 <text:s text:c="2"/>3.02 <text:s text:c="2"/>4.13</text:p>
          </table:table-cell>
        </table:table-row>
        <table:table-row table:style-name="ro1">
          <table:table-cell office:value-type="string" calcext:value-type="string">
            <text:p>re_2 <text:s text:c="4"/>0.00 <text:s text:c="2"/>0.39 <text:s text:c="6"/>0.00 <text:s text:c="3"/>0.00 <text:s text:c="2"/>0.00 <text:s text:c="2"/>0.10 <text:s text:c="4"/>0.09 <text:s text:c="2"/>0.00 <text:s text:c="3"/>0.00 <text:s text:c="2"/>0.00 <text:s text:c="8"/>0.20 <text:s text:c="2"/>0.00 <text:s text:c="2"/>0.09 <text:s text:c="2"/>0.07</text:p>
          </table:table-cell>
        </table:table-row>
        <table:table-row table:style-name="ro1">
          <table:table-cell office:value-type="string" calcext:value-type="string">
            <text:p>re_5 <text:s text:c="4"/>0.67 <text:s text:c="2"/>2.62 <text:s text:c="6"/>0.39 <text:s text:c="3"/>0.00 <text:s text:c="2"/>0.10 <text:s text:c="2"/>0.50 <text:s text:c="4"/>1.69 <text:s text:c="2"/>0.56 <text:s text:c="3"/>0.00 <text:s text:c="2"/>0.48 <text:s text:c="8"/>2.55 <text:s text:c="2"/>0.10 <text:s text:c="2"/>0.38 <text:s text:c="2"/>0.77</text:p>
          </table:table-cell>
        </table:table-row>
        <table:table-row table:style-name="ro1">
          <table:table-cell office:value-type="string" calcext:value-type="string">
            <text:p>re_10 <text:s text:c="3"/>3.43 <text:s text:c="2"/>9.02 <text:s text:c="6"/>2.65 <text:s text:c="3"/>0.98 <text:s text:c="2"/>1.20 <text:s text:c="2"/>4.66 <text:s text:c="4"/>10.33 <text:s/>5.16 <text:s text:c="3"/>1.83 <text:s text:c="2"/>3.71 <text:s text:c="8"/>14.30 <text:s/>2.21 <text:s text:c="2"/>3.87 <text:s text:c="2"/>4.87</text:p>
          </table:table-cell>
        </table:table-row>
        <table:table-row table:style-name="ro1">
          <table:table-cell office:value-type="string" calcext:value-type="string">
            <text:p>te_2 <text:s text:c="4"/>3.43 <text:s text:c="2"/>6.50 <text:s text:c="6"/>5.88 <text:s text:c="3"/>5.12 <text:s text:c="2"/>5.39 <text:s text:c="2"/>10.80 <text:s text:c="3"/>22.35 <text:s/>10.14 <text:s text:c="2"/>9.27 <text:s text:c="2"/>11.23 <text:s text:c="7"/>17.36 <text:s/>7.20 <text:s text:c="2"/>7.18 <text:s text:c="2"/>9.37</text:p>
          </table:table-cell>
        </table:table-row>
        <table:table-row table:style-name="ro1">
          <table:table-cell office:value-type="string" calcext:value-type="string">
            <text:p>te_5 <text:s text:c="4"/>14.67 <text:s/>30.55 <text:s text:c="5"/>28.73 <text:s text:c="2"/>26.97 <text:s/>23.15 <text:s/>36.67 <text:s text:c="3"/>50.99 <text:s/>31.08 <text:s text:c="2"/>30.69 <text:s/>43.67 <text:s text:c="7"/>53.52 <text:s/>30.52 <text:s/>29.37 <text:s/>33.12</text:p>
          </table:table-cell>
        </table:table-row>
        <table:table-row table:style-name="ro1">
          <table:table-cell office:value-type="string" calcext:value-type="string">
            <text:p>te_10 <text:s text:c="3"/>37.05 <text:s/>56.64 <text:s text:c="5"/>55.88 <text:s text:c="2"/>61.61 <text:s/>47.50 <text:s/>62.64 <text:s text:c="3"/>75.12 <text:s/>56.24 <text:s text:c="2"/>57.92 <text:s/>70.98 <text:s text:c="7"/>86.41 <text:s/>65.83 <text:s/>55.24 <text:s/>60.70</text:p>
          </table:table-cell>
        </table:table-row>
        <table:table-row table:style-name="ro1">
          <table:table-cell office:value-type="string" calcext:value-type="string">
            <text:p>proj_2 <text:s text:c="2"/>0.10 <text:s text:c="2"/>0.00 <text:s text:c="6"/>0.00 <text:s text:c="3"/>0.00 <text:s text:c="2"/>0.00 <text:s text:c="2"/>0.00 <text:s text:c="4"/>0.19 <text:s text:c="2"/>0.00 <text:s text:c="3"/>0.00 <text:s text:c="2"/>0.10 <text:s text:c="8"/>0.00 <text:s text:c="2"/>0.00 <text:s text:c="2"/>0.00 <text:s text:c="2"/>0.03</text:p>
          </table:table-cell>
        </table:table-row>
        <table:table-row table:style-name="ro1">
          <table:table-cell office:value-type="string" calcext:value-type="string">
            <text:p>proj_5 <text:s text:c="2"/>7.52 <text:s text:c="2"/>0.97 <text:s text:c="6"/>0.00 <text:s text:c="3"/>0.00 <text:s text:c="2"/>0.00 <text:s text:c="2"/>0.69 <text:s text:c="4"/>14.84 <text:s/>1.97 <text:s text:c="3"/>0.97 <text:s text:c="2"/>1.24 <text:s text:c="8"/>2.45 <text:s text:c="2"/>0.00 <text:s text:c="2"/>0.19 <text:s text:c="2"/>2.37</text:p>
          </table:table-cell>
        </table:table-row>
        <table:table-row table:style-name="ro1">
          <table:table-cell office:value-type="string" calcext:value-type="string">
            <text:p>proj_10 <text:s/>44.48 <text:s/>6.30 <text:s text:c="6"/>4.22 <text:s text:c="3"/>1.67 <text:s text:c="2"/>6.89 <text:s text:c="2"/>6.54 <text:s text:c="4"/>51.36 <text:s/>23.10 <text:s text:c="2"/>13.71 <text:s/>22.07 <text:s text:c="7"/>28.91 <text:s/>2.40 <text:s text:c="2"/>9.07 <text:s text:c="2"/>16.98</text:p>
          </table:table-cell>
        </table:table-row>
        <table:table-row table:style-name="ro1">
          <table:table-cell office:value-type="string" calcext:value-type="string">
            <text:p>re <text:s text:c="6"/>48.68 <text:s/>49.08 <text:s text:c="5"/>49.75 <text:s text:c="2"/>74.27 <text:s/>62.07 <text:s/>52.75 <text:s text:c="3"/>42.61 <text:s/>40.63 <text:s text:c="2"/>48.18 <text:s/>45.20 <text:s text:c="7"/>29.62 <text:s/>59.43 <text:s/>54.29 <text:s/>50.50</text:p>
          </table:table-cell>
        </table:table-row>
        <table:table-row table:style-name="ro1">
          <table:table-cell office:value-type="string" calcext:value-type="string">
            <text:p>te <text:s text:c="6"/>0.20 <text:s text:c="2"/>0.13 <text:s text:c="6"/>0.14 <text:s text:c="3"/>0.11 <text:s text:c="2"/>0.14 <text:s text:c="2"/>0.11 <text:s text:c="4"/>0.08 <text:s text:c="2"/>0.15 <text:s text:c="3"/>0.12 <text:s text:c="2"/>0.10 <text:s text:c="8"/>0.06 <text:s text:c="2"/>0.10 <text:s text:c="2"/>0.12 <text:s text:c="2"/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16:25.382640307</meta:creation-date>
    <dc:date>2022-04-26T10:17:36.253704179</dc:date>
    <meta:editing-duration>PT51M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